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text-autospace="none"/>
      <style:text-properties fo:color="#000000" style:font-name="Calibri1" fo:font-size="12pt" style:font-name-asian="Calibri" style:font-size-asian="12pt" style:font-name-complex="Calibri" style:font-size-complex="12pt"/>
    </style:style>
    <style:style style:name="P2" style:family="paragraph" style:parent-style-name="Standard">
      <style:paragraph-properties fo:line-height="100%"/>
      <style:text-properties style:font-name="Calibri1"/>
    </style:style>
    <style:style style:name="P3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P4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5" style:family="paragraph" style:parent-style-name="Text_20_body" style:list-style-name="L2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6" style:family="paragraph" style:parent-style-name="Heading_20_1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it1901_-_informatikk_prosjektarbeid_i_h-2011"/>IT1901 - Informatikk prosjektarbeid I H-2011</text:h>
      <text:p text:style-name="P3"/>
      <text:p text:style-name="P4">Møtereferat</text:p>
      <text:p text:style-name="P4"/>
      <text:p text:style-name="P4">Møtetid: <text:span text:style-name="T1">18.11.2011, kl: 12:00</text:span></text:p>
      <text:p text:style-name="P4">Oppmøte: <text:span text:style-name="T1">Alf, Christian, Magnus, Martin, Robin, Tomas</text:span></text:p>
      <text:p text:style-name="P4"/>
      <text:p text:style-name="P4">Agenda:</text:p>
      <text:list xml:id="list42172844" text:style-name="L1">
        <text:list-item>
          <text:list>
            <text:list-item>
              <text:p text:style-name="P1">Jobbe videre med rapport og uferdige vedlegg.</text:p>
            </text:list-item>
          </text:list>
        </text:list-item>
      </text:list>
      <text:p text:style-name="P4"/>
      <text:p text:style-name="P4">Oppsummering:</text:p>
      <text:p text:style-name="P4"><text:tab/><text:span text:style-name="T1">Vi diskuterer litt hvilke mangler vi har i programmet vårt, og planlegger hva vi skal skrive. Vi gjør litt mer forskning på hva som må være med i en prosjektrapport, og Tomas begynner å fylle inn fellesdokumentet vårt med stikkord, og forklarer Martin og Alf hva som må fokuseres på.</text:span></text:p>
      <text:p text:style-name="P4"><text:span text:style-name="T1">Magnus og Robin jobber videre med sine oppgaver.</text:span></text:p>
      <text:p text:style-name="P4"><text:span text:style-name="T1"/></text:p>
      <text:p text:style-name="P4">Til neste gang:</text:p>
      <text:list xml:id="list42244954" text:style-name="L2">
        <text:list-item>
          <text:list>
            <text:list-item>
              <text:p text:style-name="P5"><text:span text:style-name="T1">Fortsette arbeid på rapport og andre vedlegg.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22:28:44.60</dc:date>
    <meta:editing-duration>PT2H30M59S</meta:editing-duration>
    <meta:editing-cycles>17</meta:editing-cycles>
    <meta:generator>LibreOffice/3.4$Win32 LibreOffice_project/340m1$Build-402</meta:generator>
    <meta:document-statistic meta:table-count="0" meta:image-count="0" meta:object-count="0" meta:page-count="1" meta:paragraph-count="11" meta:word-count="97" meta:character-count="597" meta:non-whitespace-character-count="512"/>
  </office:meta>
</office:document-meta>
</file>